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Little Town of Bethlehem</text:p>
      <text:p text:style-name="P1"/>
      <text:p text:style-name="P3">O little town of Bethlehem,</text:p>
      <text:p text:style-name="P3">How still we see thee lie!</text:p>
      <text:p text:style-name="P3">Above thy deep and dreamless sleep</text:p>
      <text:p text:style-name="P3">The silent stars go by.</text:p>
      <text:p text:style-name="P3">Yet in thy dark streets shineth</text:p>
      <text:p text:style-name="P3">The everlasting Light;</text:p>
      <text:p text:style-name="P3">The hopes and fears of all the years</text:p>
      <text:p text:style-name="P3">Are met in thee tonight.</text:p>
      <text:p text:style-name="P3"/>
      <text:p text:style-name="P3">For Christ is born of Mary,</text:p>
      <text:p text:style-name="P3">And gathered all above,</text:p>
      <text:p text:style-name="P3">While mortals sleep, the angels keep</text:p>
      <text:p text:style-name="P3">Their watch of wondering love.</text:p>
      <text:p text:style-name="P3">O morning stars, together</text:p>
      <text:p text:style-name="P3">Proclaim the holy birth!</text:p>
      <text:p text:style-name="P3">And praises sing to God the King,</text:p>
      <text:p text:style-name="P3">And peace to men on earth.</text:p>
      <text:p text:style-name="P3"/>
      <text:p text:style-name="P3">How silently, how silently,</text:p>
      <text:p text:style-name="P3">The wondrous gift is given!</text:p>
      <text:p text:style-name="P3">So God imparts to human hearts</text:p>
      <text:p text:style-name="P3">The blessings of His heaven.</text:p>
      <text:p text:style-name="P3">No ear may hear His coming,</text:p>
      <text:p text:style-name="P3">But in this world of sin,</text:p>
      <text:p text:style-name="P3">Where weak souls will receive Him still,</text:p>
      <text:p text:style-name="P3">The dear Christ enters in.</text:p>
      <text:p text:style-name="P3"/>
      <text:p text:style-name="P3">O holy child of Bethlehem!</text:p>
      <text:p text:style-name="P3">Descend to us we pray;</text:p>
      <text:p text:style-name="P3">Cast out our sin, and enter in;</text:p>
      <text:p text:style-name="P3">Be born in us today,</text:p>
      <text:p text:style-name="P3">We hear the heavenly angels</text:p>
      <text:p text:style-name="P3">The great glad tidings tell;</text:p>
      <text:p text:style-name="P3">On come to us, abide with us,</text:p>
      <text:p text:style-name="P3">Our Lord, Emmanuel.</text:p>
      <text:p text:style-name="P3"/>
      <text:p text:style-name="P3">Composer: Lewis H. Redner (1831-1908)</text:p>
      <text:p text:style-name="P3">Lyricist: Phillips Brooks (1835-1893)</text:p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2T07:49:53</meta:creation-date>
    <meta:editing-duration>PT11M50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36" meta:word-count="187" meta:character-count="986"/>
    <dc:date>2018-12-02T08:01:42</dc:date>
    <dc:creator>Hank Warren</dc:creator>
    <meta:template xlink:type="simple" xlink:actuate="onRequest" xlink:title="TubaHymn" xlink:href="../../../../Library/Application%20Support/OpenOffice/4/user/template/TubaHymn.ott" meta:date="2018-12-02T07:49:52"/>
  </office:meta>
</office:document-meta>
</file>